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I recommend death. Ours. Well, only to a certain extent. But if necessary, full death is an option. Hi, dear self.</text:p>
      <text:p text:style-name="Normal">You don’t know how to express yourself, do you? What you meant to say was, “Give me everything you’ve got. Everything.”</text:p>
      <text:p text:style-name="Normal">See this is why it’s a bad idea to rush things just to meet an imaginary deadline. Look at that. Look at it. </text:p>
      <text:p text:style-name="Normal"/>
      <text:p text:style-name="Normal">This looks like a royal pain. Making the API conform to the code. Why? Because you’re trying to maintain stuff you’ve done. If you didn’t, it wouldn’t be as much of a pain. Made a decision yet? No? Well, make one. </text:p>
      <text:p text:style-name="Normal"/>
      <text:p text:style-name="Normal">Yo. What’s your goal today? Have any? In fact, yes, you do. You have stuff you have to get done. Some sooner, others, later. What shall we end up doing today, I wonder? What indeed...</text:p>
      <text:p text:style-name="Normal">Yes, what indeed... What shall become of us...? What shall become of us...</text:p>
      <text:p text:style-name="Normal">You see, up above I wrote that I recommended our death, but only to a certain extent. And you know what? Fuck that half-assed shit. If we’re going to give it everything we’ve got, we’re going to give it everything we’ve got. Everything.</text:p>
      <text:p text:style-name="Normal"/>
      <text:p text:style-name="Normal">Alright, not bad. How about showing me more?</text:p>
      <text:p text:style-name="Normal"/>
      <text:p text:style-name="Normal">Good stories are good, and inspiring. They make me want to write good stories of my own. When will we write again? Oh, by the way, it’s Paper Lily, Chapter 1, that I’m talking about. But, seeing how the prologue came out in 2021, and this one only just came out, yeah, we’re going to have to be patient here. I mean, they’re a two man team working on the project, and the thing’s a full fledged app with good soundtrack and visuals and the whole package, we’ll really have to be patient.</text:p>
      <text:p text:style-name="Normal"/>
      <text:p text:style-name="Normal">Whether or not your brain is slow, belief is at play. At least, to some extent. And beyond belief, there’s positioning. Right now, we’ll both agree that your brain is not at its finest. It’d need rest, and training. Not constant, but consistent training. It would have to be kept sharp. How? That’s for you to figure out. </text:p>
      <text:p text:style-name="Normal">And as it’s kept sharp, you get to <text:s text:c="1"/>use it. To do all sorts of stuff. But mainly, to figure out new solutions. To think up new ideas. To imagine more scenarii. A better brain will allows us to write better. Because at the end of the day, fictional stories are born of ideas. And if your brain can come up with good ideas, hopefully, we’ll be able to make good stories. And good stories are good.</text:p>
      <text:p text:style-name="Normal">So, how do we sharpen our brain? Who knows... Just, try stuff, I guess...</text:p>
      <text:p text:style-name="Normal"/>
      <text:p text:style-name="Normal">Of course, in practice... How? How do we do that? It just sounds like a pain. Agreed. So... what? There’s really only one thing we want. Hey. You’re wasting your time a lot. In fact, you’ve been wasting your time a lot as of late. If by as of late you mean the past 22 years then yes, I’ve been wasting my time a lot as of late. That’s not my point. My point is, you remember, I remember, we both remember how you felt that time. Writing, and nothing else. Nothing could compare to it. Nothing could give you what writing gave you. It was different. It was unique. It was something you wanted. In fact, it went farther than that. It wasn’t just something that you wanted. It had come to the point that you did not want other things. You did not want to go to play video games, that you’d promised yourself as a treat, for which you’d bought this GPU-armed PC, for which you’d decided to wait a month. You didn’t want to study of course, but that was a given. You didn’t want anything, really. Except to write. Then you went ahead and made a stupid decision or two, and now here we are. But my point is: if it’s happened once, it can happen again. Just have fun writing. Make an effort. To write. No video games. Just, write. Yeah. It’s a better waste of time, I guess. Half-assed, I wonder? We’ll see. We’ll see what the future holds. But know that the future, that your future is in your hands. Whatever it holds, it’s in large part up to you.</text:p>
      <text:p text:style-name="Normal"/>
      <text:p text:style-name="Normal">Get ready. We’re going soon. And we’re going hard. No, should we relax? There’s that Coffee shop theme that’s... so chill... But us... Well, what do you think you’ll look back on and like better? Chilling with that nice music, or focusing? In terms of fun, and in terms of future, there’s only one answer. That’s how it’s always been.</text:p>
      <text:p text:style-name="Normal"/>
      <text:p text:style-name="Normal">Instead of thinking that we should kill ourselves over how bad our play was, why don’t we analyse our play and think about what we did wrong? No? Is that too much to ask for? What’s the point of getting angry at yourself like that? Make no mistake, I am angry, but what the fuck can we do about it? And that’s where what I just said comes in. Calm the fuck down and think about your play. </text:p>
      <text:p text:style-name="Normal"/>
      <text:p text:style-name="Normal">See the problem isn’t the OS in itself, it’s the fact that the OS is owned by a corporation. I guess there’s something about that I don’t like. </text:p>
      <text:p text:style-name="Normal"/>
      <text:p text:style-name="Normal">I guess I’m kinda depressed, right now. Yeah, makes sense. Yeah, we’re sad. Bummer. What to do, what to do... Who would have thought that having two screens would be such a massive hit to our writing? What am I doing with my life... Dunno, but I don’t like it. Thankfully, it’s within our powers to change it. Yeah, you should play the right moves. You saw how that engine punished us for our thoughtless moves. I wonder how badly I play on a daily basis...</text:p>
      <text:p text:style-name="Normal"/>
      <text:p text:style-name="Normal">This isn’t how you should deal with new things. You’re playing blind, making almost random moves. You’re not thinking, you’re just trying to do. <text:s text:c="1"/>Trying. And failing. </text:p>
      <text:p text:style-name="Normal"/>
      <text:p text:style-name="Normal">What the fuck is commitment anyway. Just a word?</text:p>
      <text:p text:style-name="Normal"/>
      <text:p text:style-name="Normal">Now then before you lose your willpower again. We have to make a boxplot with multiple boxes, one per species. “Grouped by”.</text:p>
      <text:p text:style-name="Normal"/>
      <text:p text:style-name="Normal">It’s problematic, in that we’re... What are we doing? Who knows. Learning Vue.js. This video does seem like a good resource. We ought to go through with it.</text:p>
      <text:p text:style-name="Normal">More so than anything else, you want focus. You want yourself to just fully focus on this. Unexpected obstacles will come, and it will be up to you to surpass them as smoothly as possible. I want you to impress me. Use your brain. Propose solutions. See them through.</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